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9.377cm"/>
    </style:style>
    <style:style style:name="co4" style:family="table-column">
      <style:table-column-properties fo:break-before="auto" style:column-width="12.017cm"/>
    </style:style>
    <style:style style:name="co5" style:family="table-column">
      <style:table-column-properties fo:break-before="auto" style:column-width="11.446cm"/>
    </style:style>
    <style:style style:name="co6" style:family="table-column">
      <style:table-column-properties fo:break-before="auto" style:column-width="5.80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order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3" style:family="table-cell" style:parent-style-name="Default">
      <style:table-cell-properties fo:background-color="transparent" fo:border="0.06pt solid #000000"/>
      <style:text-properties style:use-window-font-color="tru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transparent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 fo:border="0.06pt solid #000000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wrap-option="wrap" fo:border="0.06pt solid #000000" style:shrink-to-fit="false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-nov</text:p>
          </table:table-cell>
          <table:table-cell table:style-name="ce14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style-name="Default"/>
          <table:table-cell table:number-columns-repeated="4"/>
          <table:table-cell table:style-name="ce3"/>
        </table:table-row>
        <table:table-row table:style-name="ro3">
          <table:table-cell table:number-columns-repeated="3"/>
          <table:table-cell office:value-type="string" calcext:value-type="string">
            <text:p>What is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istory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nefits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ucture of LINUX O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stribu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licensing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rectori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are commands and shel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wd,ls and cd command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-nov</text:p>
          </table:table-cell>
          <table:table-cell table:style-name="ce14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rmdir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fil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comman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touch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m command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buntu version command (lsb_release <text:s/>-a)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9-nov</text:p>
          </table:table-cell>
          <table:table-cell table:style-name="ce5" office:value-type="string" calcext:value-type="string">
            <text:p>9-nov-2016.odt</text:p>
          </table:table-cell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p command</text:p>
          </table:table-cell>
          <table:table-cell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v command</text:p>
          </table:table-cell>
          <table:table-cell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an command</text:p>
          </table:table-cell>
          <table:table-cell office:value-type="string" calcext:value-type="string">
            <text:p>What is github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at command</text:p>
          </table:table-cell>
          <table:table-cell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tac command</text:p>
          </table:table-cell>
          <table:table-cell office:value-type="string" calcext:value-type="string">
            <text:p>What is repository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grep command</text:p>
          </table:table-cell>
          <table:table-cell office:value-type="string" calcext:value-type="string">
            <text:p>Steps to install git 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4" office:value-type="string" calcext:value-type="string">
            <text:p>wc command</text:p>
          </table:table-cell>
          <table:table-cell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ort command</text:p>
          </table:table-cell>
          <table:table-cell office:value-type="string" calcext:value-type="string">
            <text:p>command to update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zip and unzip files and directories</text:p>
          </table:table-cell>
          <table:table-cell office:value-type="string" calcext:value-type="string">
            <text:p>create repository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who command</text:p>
          </table:table-cell>
          <table:table-cell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o am i command</text:p>
          </table:table-cell>
          <table:table-cell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ssw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mo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i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ree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ead and tail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oweroff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boot command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-nov</text:p>
          </table:table-cell>
          <table:table-cell table:style-name="ce15" office:value-type="string" calcext:value-type="string">
            <text:p>10-nov-2016.odt</text:p>
          </table:table-cell>
          <table:table-cell table:style-name="ce7" office:value-type="string" calcext:value-type="string">
            <text:p>nano command</text:p>
          </table:table-cell>
          <table:table-cell table:style-name="ce24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initializ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data 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ommit or sav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remote name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push data to repository</text:p>
          </table:table-cell>
          <table:table-cell table:number-columns-repeated="5"/>
        </table:table-row>
        <table:table-row table:style-name="ro6">
          <table:table-cell table:style-name="ce7" table:number-columns-repeated="4"/>
          <table:table-cell table:style-name="ce7" office:value-type="string" calcext:value-type="string">
            <text:p>Added 3 new directories (sql,html, css and 10-nov) 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7" office:value-type="string" calcext:value-type="string">
            <text:p>Changed file(10-nov-2016(github).odt, 10-nov-2016.odt, Index.ods)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amannanotext using nan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multiple files to repository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it multiple files to repositor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and to see branch in github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push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merge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delete a branch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7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ce25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11-nov</text:p>
          </table:table-cell>
          <table:table-cell table:style-name="ce15" office:value-type="string" calcext:value-type="string">
            <text:p>11-nov-2016.odt</text:p>
          </table:table-cell>
          <table:table-cell table:style-name="ce21" office:value-type="string" calcext:value-type="string">
            <text:p>ifconfig command</text:p>
          </table:table-cell>
          <table:table-cell table:style-name="ce26" office:value-type="string" calcext:value-type="string">
            <text:p>What is MySQL?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7" office:value-type="string" calcext:value-type="string">
            <text:p>send message to another machine over same lan using iptux</text:p>
          </table:table-cell>
          <table:table-cell table:style-name="ce27" office:value-type="string" calcext:value-type="string">
            <text:p>What is database?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sh command(remotely connect over lan)</text:p>
          </table:table-cell>
          <table:table-cell table:style-name="ce27" office:value-type="string" calcext:value-type="string">
            <text:p>Create Database in MySQL,Drop Database,Select Databa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Create table,Drop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Insert into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Select data from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Select all the fields of the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Updat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Lik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sorting table (ORDER BY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IS NULL, Distinc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Injection in SQL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LIMI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IN and BETWEEN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Alias Name using AS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JOINS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UNION, SELECT INT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ALTER command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27" office:value-type="string" calcext:value-type="string">
            <text:p>Functions ( AVG(), count(), first(),last(), Min(), Max(), sum(), Ucase(), Lcase(), mid(), len(), round(), now(), format()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GROUPBY and HAVING clau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14-nov</text:p>
          </table:table-cell>
          <table:table-cell table:style-name="ce16" office:value-type="string" calcext:value-type="string">
            <text:p>14-nov-2016-sql.odt</text:p>
          </table:table-cell>
          <table:table-cell office:value-type="string" calcext:value-type="string">
            <text:p>What is postgresql? Its features</text:p>
          </table:table-cell>
          <table:table-cell office:value-type="string" calcext:value-type="string">
            <text:p>created database mis (mobileshop inventory system)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7" office:value-type="string" calcext:value-type="string">
            <text:p>14-nov-2016-project1.odt</text:p>
          </table:table-cell>
          <table:table-cell office:value-type="string" calcext:value-type="string">
            <text:p>PostgresSQL installation</text:p>
          </table:table-cell>
          <table:table-cell office:value-type="string" calcext:value-type="string">
            <text:p>Created 5 tables(mobile, mobilebranch, buyer, seller, payment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atatypes in PostgreSQL</text:p>
          </table:table-cell>
          <table:table-cell office:value-type="string" calcext:value-type="string">
            <text:p>inserted data in each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rimary key, foerign key and unique key in sql</text:p>
          </table:table-cell>
          <table:table-cell office:value-type="string" calcext:value-type="string">
            <text:p>linking tables using foreign key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ing database in postgresql</text:p>
          </table:table-cell>
          <table:table-cell office:value-type="string" calcext:value-type="string">
            <text:p>sample queries to tes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l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witch between databases and delete databas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t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 &lt;tablename&gt;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ele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name of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datatype of colum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rderby, limit, min, max avg functions. 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15-nov</text:p>
          </table:table-cell>
          <table:table-cell table:style-name="ce2" office:value-type="string" calcext:value-type="string">
            <text:p>15-nov-2016-sql.odt</text:p>
          </table:table-cell>
          <table:table-cell office:value-type="string" calcext:value-type="string">
            <text:p>cross join</text:p>
          </table:table-cell>
          <table:table-cell office:value-type="string" calcext:value-type="string">
            <text:p>updated tables and record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5-nov-2016-project1.odt</text:p>
          </table:table-cell>
          <table:table-cell office:value-type="string" calcext:value-type="string">
            <text:p>inner join</text:p>
          </table:table-cell>
          <table:table-cell office:value-type="string" calcext:value-type="string">
            <text:p>subqueries on project using postgresql commands studied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eft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ight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ull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mit with offset (to extract randomly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groupby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ving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ound func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ge function</text:p>
          </table:table-cell>
          <table:table-cell table:number-columns-repeated="6"/>
        </table:table-row>
        <table:table-row table:style-name="ro6">
          <table:table-cell table:number-columns-repeated="3"/>
          <table:table-cell table:style-name="ce7" office:value-type="string" calcext:value-type="string">
            <text:p>add constraint after creation of table using add constraint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fference between two column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16-nov</text:p>
          </table:table-cell>
          <table:table-cell table:style-name="ce2" office:value-type="string" calcext:value-type="string">
            <text:p>16-nov-2016-sql.odt</text:p>
          </table:table-cell>
          <table:table-cell office:value-type="string" calcext:value-type="string">
            <text:p>postgres version</text:p>
          </table:table-cell>
          <table:table-cell office:value-type="string" calcext:value-type="string">
            <text:p>drop column practica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6-nov-2016-project1.odt</text:p>
          </table:table-cell>
          <table:table-cell office:value-type="string" calcext:value-type="string">
            <text:p>drop column using alter table command</text:p>
          </table:table-cell>
          <table:table-cell office:value-type="string" calcext:value-type="string">
            <text:p>subquery using 3 tables without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et not null constraint to a column using alter command</text:p>
          </table:table-cell>
          <table:table-cell office:value-type="string" calcext:value-type="string">
            <text:p>Same subquery using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ract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between clause</text:p>
          </table:table-cell>
          <table:table-cell office:value-type="string" calcext:value-type="string">
            <text:p>reviewed by sir and changes made in project:-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 command</text:p>
          </table:table-cell>
          <table:table-cell office:value-type="string" calcext:value-type="string">
            <text:p><text:s text:c="4"/>inserted inventory column in mobile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dd constraint using alter command</text:p>
          </table:table-cell>
          <table:table-cell office:value-type="string" calcext:value-type="string">
            <text:p><text:s text:c="4"/>create table br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Added brand_id column to mobile table and created it as foreign ke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removed branch table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create table customer_mobi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insert data into customer_tab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drop mobileid from buyer and seller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update brand id and remove brand column from mobi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queries such as extracting database using all the tables.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gAdmin</text:p>
          </table:table-cell>
          <table:table-cell table:style-name="ce2" office:value-type="string" calcext:value-type="string">
            <text:p>PROJECT</text:p>
          </table:table-cell>
          <table:table-cell table:style-name="ce8" office:value-type="string" calcext:value-type="string">
            <text:p>HTML</text:p>
          </table:table-cell>
          <table:table-cell table:number-columns-repeated="4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17-nov</text:p>
          </table:table-cell>
          <table:table-cell table:style-name="ce2" office:value-type="string" calcext:value-type="string">
            <text:p>17-nov-2016-sql.odt</text:p>
          </table:table-cell>
          <table:table-cell office:value-type="string" calcext:value-type="string">
            <text:p>install pgadmin</text:p>
          </table:table-cell>
          <table:table-cell office:value-type="string" calcext:value-type="string">
            <text:p>insert data into inventory table</text:p>
          </table:table-cell>
          <table:table-cell table:style-name="ce3" office:value-type="string" calcext:value-type="string">
            <text:p>what is html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17-nov-2016-html.odt</text:p>
          </table:table-cell>
          <table:table-cell office:value-type="string" calcext:value-type="string">
            <text:p>configure pgadmin </text:p>
          </table:table-cell>
          <table:table-cell office:value-type="string" calcext:value-type="string">
            <text:p>update inventory record</text:p>
          </table:table-cell>
          <table:table-cell table:style-name="ce3" office:value-type="string" calcext:value-type="string">
            <text:p>it's syntax, tags and page structur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database</text:p>
          </table:table-cell>
          <table:table-cell office:value-type="string" calcext:value-type="string">
            <text:p>queries to find phone sold by seller</text:p>
          </table:table-cell>
          <table:table-cell table:style-name="ce3" office:value-type="string" calcext:value-type="string">
            <text:p>html formatting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table</text:p>
          </table:table-cell>
          <table:table-cell office:value-type="string" calcext:value-type="string">
            <text:p>total selling price in a month</text:p>
          </table:table-cell>
          <table:table-cell office:value-type="string" calcext:value-type="string">
            <text:p>html phrase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insert values in tables</text:p>
          </table:table-cell>
          <table:table-cell office:value-type="string" calcext:value-type="string">
            <text:p>sale by brand_name</text:p>
          </table:table-cell>
          <table:table-cell table:style-name="ce3" office:value-type="string" calcext:value-type="string">
            <text:p>a herf, br, img src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elete values from table</text:p>
          </table:table-cell>
          <table:table-cell/>
          <table:table-cell table:style-name="ce3" office:value-type="string" calcext:value-type="string">
            <text:p>bgcolor, marque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elect data 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ample querie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5"/>
          <table:table-cell table:style-name="ce3"/>
          <table:table-cell table:number-columns-repeated="4"/>
        </table:table-row>
        <table:table-row table:style-name="ro2">
          <table:table-cell table:number-columns-repeated="3"/>
          <table:table-cell table:style-name="ce8" office:value-type="string" calcext:value-type="string">
            <text:p>HTML</text:p>
          </table:table-cell>
          <table:table-cell table:style-name="ce8" office:value-type="string" calcext:value-type="string">
            <text:p>CSS</text:p>
          </table:table-cell>
          <table:table-cell table:style-name="ce8" office:value-type="string" calcext:value-type="string">
            <text:p>Javascript</text:p>
          </table:table-cell>
          <table:table-cell table:number-columns-repeated="4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8-nov</text:p>
          </table:table-cell>
          <table:table-cell table:style-name="ce2" office:value-type="string" calcext:value-type="string">
            <text:p>18-nov/project2.html</text:p>
          </table:table-cell>
          <table:table-cell office:value-type="string" calcext:value-type="string">
            <text:p>body background image</text:p>
          </table:table-cell>
          <table:table-cell office:value-type="string" calcext:value-type="string">
            <text:p>style tag</text:p>
          </table:table-cell>
          <table:table-cell table:style-name="ce3" office:value-type="string" calcext:value-type="string">
            <text:p>alert box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header in html</text:p>
          </table:table-cell>
          <table:table-cell office:value-type="string" calcext:value-type="string">
            <text:p>class elements</text:p>
          </table:table-cell>
          <table:table-cell table:style-name="ce3" office:value-type="string" calcext:value-type="string">
            <text:p>onclick, onchange function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enter tag</text:p>
          </table:table-cell>
          <table:table-cell office:value-type="string" calcext:value-type="string">
            <text:p>id of elements</text:p>
          </table:table-cell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tables in html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forms in html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ropdown menu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pre tag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radio button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heckbox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within page 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to different website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5"/>
          <table:table-cell table:style-name="ce3"/>
          <table:table-cell table:number-columns-repeated="4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8" office:value-type="string" calcext:value-type="string">
            <text:p>19-nov</text:p>
          </table:table-cell>
          <table:table-cell table:style-name="ce18" office:value-type="string" calcext:value-type="string">
            <text:p>project2.html</text:p>
          </table:table-cell>
          <table:table-cell table:style-name="ce9" office:value-type="string" calcext:value-type="string">
            <text:p>Project</text:p>
          </table:table-cell>
          <table:table-cell table:style-name="ce9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brand.html</text:p>
          </table:table-cell>
          <table:table-cell office:value-type="string" calcext:value-type="string">
            <text:p>Created 5 pages using html, css and javascript</text:p>
          </table:table-cell>
          <table:table-cell office:value-type="string" calcext:value-type="string">
            <text:p>updated database structur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details.html</text:p>
          </table:table-cell>
          <table:table-cell office:value-type="string" calcext:value-type="string">
            <text:p>DOM,alert in javascript</text:p>
          </table:table-cell>
          <table:table-cell office:value-type="string" calcext:value-type="string">
            <text:p>removed key constraints from seller and customer mobile table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apple.html</text:p>
          </table:table-cell>
          <table:table-cell office:value-type="string" calcext:value-type="string">
            <text:p>link tags like a href</text:p>
          </table:table-cell>
          <table:table-cell office:value-type="string" calcext:value-type="string">
            <text:p>aldded primary key constraint on seller id in seller tabl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lg.html</text:p>
          </table:table-cell>
          <table:table-cell office:value-type="string" calcext:value-type="string">
            <text:p>tables in html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 office:value-type="string" calcext:value-type="string">
            <text:p>samsung.html</text:p>
          </table:table-cell>
          <table:table-cell office:value-type="string" calcext:value-type="string">
            <text:p>div in css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 office:value-type="string" calcext:value-type="string">
            <text:p>post_payment.html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Twitter Bootstrap</text:p>
          </table:table-cell>
          <table:table-cell table:style-name="ce8" office:value-type="string" calcext:value-type="string">
            <text:p>Javascript</text:p>
          </table:table-cell>
          <table:table-cell table:number-columns-repeated="5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8" office:value-type="string" calcext:value-type="string">
            <text:p>21-nov</text:p>
          </table:table-cell>
          <table:table-cell table:style-name="ce2" office:value-type="string" calcext:value-type="string">
            <text:p>21-nov-2016-bootstrap.odt</text:p>
          </table:table-cell>
          <table:table-cell office:value-type="string" calcext:value-type="string">
            <text:p>What is twitter boostrap?</text:p>
          </table:table-cell>
          <table:table-cell office:value-type="string" calcext:value-type="string">
            <text:p>What is dom?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1-nov-2016-javascript.odt</text:p>
          </table:table-cell>
          <table:table-cell office:value-type="string" calcext:value-type="string">
            <text:p>steps to download twitter bootstrap</text:p>
          </table:table-cell>
          <table:table-cell office:value-type="string" calcext:value-type="string">
            <text:p>find html elements (byID, by tagname, byname etc.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asic hello world using bootstrap</text:p>
          </table:table-cell>
          <table:table-cell office:value-type="string" calcext:value-type="string">
            <text:p>changing element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containers in bootstrap</text:p>
          </table:table-cell>
          <table:table-cell office:value-type="string" calcext:value-type="string">
            <text:p>document.write(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navbar using bootstrap</text:p>
          </table:table-cell>
          <table:table-cell office:value-type="string" calcext:value-type="string">
            <text:p>innerHTM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sing templates like sign in using bootstrap website</text:p>
          </table:table-cell>
          <table:table-cell office:value-type="string" calcext:value-type="string">
            <text:p>innerTex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uttons using bootstrap</text:p>
          </table:table-cell>
          <table:table-cell office:value-type="string" calcext:value-type="string">
            <text:p>form validatio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shapes for an image</text:p>
          </table:table-cell>
          <table:table-cell office:value-type="string" calcext:value-type="string">
            <text:p>email validation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DOM events like onclick(), onfocus() etc.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RVM</text:p>
          </table:table-cell>
          <table:table-cell table:number-columns-repeated="5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8" office:value-type="string" calcext:value-type="string">
            <text:p>22-nov</text:p>
          </table:table-cell>
          <table:table-cell table:style-name="ce2" office:value-type="string" calcext:value-type="string">
            <text:p>22-nov-2016-ruby.odt</text:p>
          </table:table-cell>
          <table:table-cell office:value-type="string" calcext:value-type="string">
            <text:p>What is ruby</text:p>
          </table:table-cell>
          <table:table-cell office:value-type="string" calcext:value-type="string">
            <text:p>Installation of RVM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2-nov-2016-rvm.odt</text:p>
          </table:table-cell>
          <table:table-cell office:value-type="string" calcext:value-type="string">
            <text:p>features of rub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nstall ruby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ersion of ruby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imple ruby program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rb interactive ruby shell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ways to print in ruby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GIN and END statement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omments(single line and multiline)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lass and their object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able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teral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rithmetic operator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4"/>
          <table:table-cell table:style-name="ce28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28"/>
          <table:table-cell table:number-columns-repeated="5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8" office:value-type="string" calcext:value-type="string">
            <text:p>23-nov</text:p>
          </table:table-cell>
          <table:table-cell table:style-name="ce2" office:value-type="string" calcext:value-type="string">
            <text:p>ruby/*.rb</text:p>
          </table:table-cell>
          <table:table-cell office:value-type="string" calcext:value-type="string">
            <text:p>comparison operator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ssignment operator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arallel assignmen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ogical operator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f..else statemen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f modifier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less modifier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ase statemen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ile loop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til statemen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 loop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...break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...nex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methods in ruby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turn statemen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able length method parameter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locks 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string? Its syntax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scape characters in string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ing built-in method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8" office:value-type="string" calcext:value-type="string">
            <text:p>24-nov</text:p>
          </table:table-cell>
          <table:table-cell table:style-name="ce2" office:value-type="string" calcext:value-type="string">
            <text:p>ruby/*.rb</text:p>
          </table:table-cell>
          <table:table-cell office:value-type="string" calcext:value-type="string">
            <text:p>All String functions like repeat, concat, compare, capitalize etc.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arrray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rray synta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ingle dimension and multidimensional array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ll array functions like push, pop, reverse, array_at etc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What is hashing in ruby?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hashing syntax and examples using inde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10" table:number-columns-repeated="3"/>
          <table:table-cell table:style-name="ce11" office:value-type="string" calcext:value-type="string">
            <text:p>Ruby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25-nov</text:p>
          </table:table-cell>
          <table:table-cell table:style-name="ce11" office:value-type="string" calcext:value-type="string">
            <text:p>ruby/*.rb</text:p>
          </table:table-cell>
          <table:table-cell table:style-name="ce10" office:value-type="string" calcext:value-type="string">
            <text:p>hashing key value example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22" office:value-type="string" calcext:value-type="string">
            <text:p>month name finder using input from user on the basis of key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22" office:value-type="string" calcext:value-type="string">
            <text:p>hashing all functions like equal, extracting using key, clear etc 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22" office:value-type="string" calcext:value-type="string">
            <text:p>factorial of a number taking input from user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even odd of a number taking input from user 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10" table:number-columns-repeated="3"/>
          <table:table-cell table:style-name="ce11" office:value-type="string" calcext:value-type="string">
            <text:p>Ruby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28-nov</text:p>
          </table:table-cell>
          <table:table-cell table:style-name="ce11" office:value-type="string" calcext:value-type="string">
            <text:p>ruby/*.rb</text:p>
          </table:table-cell>
          <table:table-cell office:value-type="string" calcext:value-type="string">
            <text:p>number is prime or not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bonaccci seri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verage of number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verse for loop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star and number patter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ate &amp; time all built in functions like Time.new, Time.year, Time.month etc,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I/O in ruby (create new &amp; open file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methods (sysread(), syswrite(), each_byte, rename, delete etc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uts, gets, putc, print statements in file I/O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ing directory, deleting directory, setting permission to a directory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Exception in ruby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yntax of exception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vide by zero exception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>
            <text:p>Ruby</text:p>
          </table:table-cell>
          <table:table-cell table:style-name="ce11" office:value-type="string" calcext:value-type="string">
            <text:p>Rails</text:p>
          </table:table-cell>
          <table:table-cell table:number-columns-repeated="5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29-nov</text:p>
          </table:table-cell>
          <table:table-cell table:style-name="ce11" office:value-type="string" calcext:value-type="string">
            <text:p>ruby/*.rb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installed gems library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clude</text:p>
          </table:table-cell>
          <table:table-cell office:value-type="string" calcext:value-type="string">
            <text:p>bundle instal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quire</text:p>
          </table:table-cell>
          <table:table-cell office:value-type="string" calcext:value-type="string">
            <text:p>install rail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oad</text:p>
          </table:table-cell>
          <table:table-cell office:value-type="string" calcext:value-type="string">
            <text:p>create rails projec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end</text:p>
          </table:table-cell>
          <table:table-cell office:value-type="string" calcext:value-type="string">
            <text:p>database.yml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rake db : creat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rails generate model table nam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 fields to tables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rake db : migrate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11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30-nov</text:p>
          </table:table-cell>
          <table:table-cell table:style-name="ce8" office:value-type="string" calcext:value-type="string">
            <text:p>rails/*</text:p>
          </table:table-cell>
          <table:table-cell office:value-type="string" calcext:value-type="string">
            <text:p>created migrations using rails generate migration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move_colum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_column datatyp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dd_colum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pply primary keys to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pply foreign keys to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name_column nam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objects of clas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nter data in table using object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2" table:number-columns-repeated="3"/>
          <table:table-cell table:style-name="ce12" office:value-type="string" calcext:value-type="string">
            <text:p>see the rows of the table 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2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12" table:number-columns-repeated="3"/>
          <table:table-cell table:style-name="ce23" office:value-type="string" calcext:value-type="string">
            <text:p>Rail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1-dec</text:p>
          </table:table-cell>
          <table:table-cell table:style-name="ce19" office:value-type="string" calcext:value-type="string">
            <text:p>1-dec-2016-rails odt</text:p>
          </table:table-cell>
          <table:table-cell table:style-name="ce12" office:value-type="string" calcext:value-type="string">
            <text:p>update single row single column data</text:p>
          </table:table-cell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20" office:value-type="string" calcext:value-type="string">
            <text:p>1-dec-2016-rails_active_records_tutorial.odt</text:p>
          </table:table-cell>
          <table:table-cell table:style-name="ce12" office:value-type="string" calcext:value-type="string">
            <text:p>update single row multiple column data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table:style-name="ce12" office:value-type="string" calcext:value-type="string">
            <text:p>update multiple row single column data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table:style-name="ce12" office:value-type="string" calcext:value-type="string">
            <text:p>update multiple row multiple column data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move column selling_date from invoic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onvert contact-number to string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pdate brand id in mobiles table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pdate contact_num in buyes table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sert data in customer_mobile table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pdated manufacturing_date in mobil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ollback migration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Active Record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ORM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Naming coventions in Rail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UD in rails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2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12" table:number-columns-repeated="3"/>
          <table:table-cell table:style-name="ce23" office:value-type="string" calcext:value-type="string">
            <text:p>Rail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13" office:value-type="float" office:value="21" calcext:value-type="float">
            <text:p>21</text:p>
          </table:table-cell>
          <table:table-cell table:style-name="ce13" office:value-type="string" calcext:value-type="string">
            <text:p>2-dec</text:p>
          </table:table-cell>
          <table:table-cell table:style-name="ce8" office:value-type="string" calcext:value-type="string">
            <text:p>2-dec-2016-rails odt</text:p>
          </table:table-cell>
          <table:table-cell table:style-name="ce12" office:value-type="string" calcext:value-type="string">
            <text:p>find record from table using find 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take keyword in rail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rst keyword to extract first recor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ast keyword to extract last recor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nd by keywor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ere keyword in rail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rray condition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ash equality condition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ash range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ash subset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ash not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ordering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elect data 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mit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offset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scope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merge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only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order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where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null condition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ner joins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09:35:10.948878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6-12-02T19:06:38.071653431</dc:date>
    <meta:editing-duration>P5DT2H13M34S</meta:editing-duration>
    <meta:editing-cycles>213</meta:editing-cycles>
    <meta:generator>LibreOffice/4.2.8.2$Linux_x86 LibreOffice_project/420m0$Build-2</meta:generator>
    <meta:document-statistic meta:table-count="1" meta:cell-count="443" meta:object-count="0"/>
  </office:meta>
</office:document-meta>
</file>